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6B0000010E6313E4F4143AFF9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Open Sans"/>
    </style:style>
    <style:style style:name="P2" style:family="paragraph" style:parent-style-name="Preformatted_20_Text">
      <style:text-properties fo:color="#666666" style:font-name="Open Sans" fo:font-size="8pt" style:font-size-asian="8pt" style:font-size-complex="8pt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666666" style:font-name="Open Sans" fo:font-size="8pt" style:font-size-asian="8pt" style:font-size-complex="8pt"/>
    </style:style>
    <style:style style:name="P4" style:family="paragraph" style:parent-style-name="Header">
      <style:paragraph-properties fo:text-align="end" style:justify-single-word="false"/>
      <style:text-properties fo:color="#dc0067" style:font-name="Open Sans" fo:font-size="20pt" officeooo:rsid="00155a98" style:font-size-asian="20pt" style:font-size-complex="20pt"/>
    </style:style>
    <style:style style:name="P5" style:family="paragraph">
      <loext:graphic-properties draw:fill-color="#dc0067"/>
      <style:paragraph-properties fo:text-align="center"/>
      <style:text-properties fo:font-size="12pt"/>
    </style:style>
    <style:style style:name="T1" style:family="text">
      <style:text-properties officeooo:rsid="001747e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dc0067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2cm" style:rel-column-width="31611*"/>
    </style:style>
    <style:style style:name="Tabelle1.B" style:family="table-column">
      <style:table-column-properties style:column-width="8.8cm" style:rel-column-width="33924*"/>
    </style:style>
    <style:style style:name="Tabelle1.1" style:family="table-row">
      <style:table-row-properties style:min-row-height="1.6cm"/>
    </style:style>
    <style:style style:name="Tabelle1.A1" style:family="table-cell">
      <style:table-cell-properties fo:padding="0.049cm" fo:border-left="none" fo:border-right="none" fo:border-top="0.05pt solid #000000" fo:border-bottom="none"/>
    </style:style>
    <style:style style:name="MP1" style:family="paragraph" style:parent-style-name="Header">
      <style:paragraph-properties fo:text-align="end" style:justify-single-word="false"/>
      <style:text-properties fo:color="#dc0067" style:font-name="Open Sans" fo:font-size="20pt" officeooo:rsid="00155a98" style:font-size-asian="20pt" style:font-size-complex="20pt"/>
    </style:style>
    <style:style style:name="MP2" style:family="paragraph">
      <loext:graphic-properties draw:fill-color="#dc0067"/>
      <style:paragraph-properties fo:text-align="center"/>
      <style:text-properties fo:font-size="12pt"/>
    </style:style>
    <style:style style:name="MP3" style:family="paragraph" style:parent-style-name="Preformatted_20_Text">
      <style:text-properties fo:color="#666666" style:font-name="Open Sans" fo:font-size="8pt" style:font-size-asian="8pt" style:font-size-complex="8pt"/>
    </style:style>
    <style:style style:name="MP4" style:family="paragraph" style:parent-style-name="Preformatted_20_Text">
      <style:paragraph-properties fo:margin-top="0cm" fo:margin-bottom="0.499cm" loext:contextual-spacing="false"/>
      <style:text-properties fo:color="#666666" style:font-name="Open Sans" fo:font-size="8pt" style:font-size-asian="8pt" style:font-size-complex="8pt"/>
    </style:style>
    <style:style style:name="MT1" style:family="text">
      <style:text-properties officeooo:rsid="001747e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cm" svg:stroke-color="#000000" draw:marker-start-width="0.353cm" draw:marker-end-width="0.353cm" draw:fill-color="#dc0067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paragraph" svg:x="0.788cm" svg:y="-1.18cm" svg:width="3.244cm" svg:height="2.508cm" draw:z-index="0"><draw:image xlink:href="Pictures/100000000000016B0000010E6313E4F4143AFF99.jpg" xlink:type="simple" xlink:show="embed" xlink:actuate="onLoad"/></draw:frame><draw:line text:anchor-type="paragraph" draw:z-index="1" draw:style-name="Mgr1" draw:text-style-name="MP2" svg:x1="17.041cm" svg:y1="0.859cm" svg:x2="6.449cm" svg:y2="0.859cm"><text:p/></draw:line>Freifunk Harz e.V.</text:p>
      </style:header>
      <style:footer>
        <text:p text:style-name="Text_20_body"/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3"><text:span text:style-name="MT1">W</text:span>eb: <text:s text:c="37"/>https://harz.freifunk.net</text:p>
              <text:p text:style-name="MP3">Für allgemeine Anfragen: <text:s/>harz@freifunk.net</text:p>
              <text:p text:style-name="MP4">Für technische Anfragen: <text:s/>technik@harz.freifunk.net</text:p>
            </table:table-cell>
            <table:table-cell table:style-name="Tabelle1.A1" office:value-type="string">
              <text:p text:style-name="MP3">Freifunk Harz e.V. <text:s text:c="3"/>- <text:s text:c="3"/>Postfach 101236 <text:s/>- <text:s/>38842 Wernigerode</text:p>
              <text:p text:style-name="MP3">p.Adr. Max Mischorr - Max-Otto-Straße 4 - 38855 Wernigerode</text:p>
              <text:p text:style-name="MP3">Vereinsvorstand: <text:s/>Max Mischorr, Corvin Schwarzer, Steffen Kallus</text:p>
              <text:p text:style-name="MP4">Registernummer: VR 4227 Amtsgericht Stendal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07:43:09.677000000</meta:creation-date>
    <meta:editing-duration>PT2M15S</meta:editing-duration>
    <meta:editing-cycles>3</meta:editing-cycles>
    <meta:generator>LibreOffice/5.2.5.1$Windows_x86 LibreOffice_project/0312e1a284a7d50ca85a365c316c7abbf20a4d22</meta:generator>
    <dc:date>2017-03-07T18:19:24.998000000</dc:date>
    <meta:document-statistic meta:table-count="1" meta:image-count="1" meta:object-count="0" meta:page-count="1" meta:paragraph-count="8" meta:word-count="43" meta:character-count="409" meta:non-whitespace-character-count="326"/>
  </office:meta>
</office:document-meta>
</file>